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rsid="001fe195" officeooo:paragraph-rsid="001fe195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4pt" officeooo:rsid="0021757b" officeooo:paragraph-rsid="0021757b" style:font-size-asian="12.25pt" style:font-size-complex="14pt"/>
    </style:style>
    <style:style style:name="P3" style:family="paragraph" style:parent-style-name="Text_20_body">
      <style:paragraph-properties fo:text-align="justify" style:justify-single-word="false"/>
      <style:text-properties officeooo:rsid="001fe195" officeooo:paragraph-rsid="001fe195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</text:p>
      <text:p text:style-name="P3"/>
      <text:p text:style-name="P2">A memoria cache ten un mecanismo precarga(prefetch) este mecanismo e una mellora do principio de localidade, cando cargamos un datos ademáis de traer traer toda a liña a memoria tamén traemos a seguinte, isto reduce moito os accesos a memoria xa que se os datos que queremos coller están moi contiguos conseguese que cun só acceso teñamos duas liñas completas en memoria. Nos datos esto apreciase cando o valor de <text:span text:style-name="T1">D</text:span><text:span text:style-name="T2"> e moi pequeno xa que ao saltar de poucos en poucos datos moitos deles estarán xa en cache polo que os ciclos por acceso serán moi pequenos. </text:span></text:p>
      <text:p text:style-name="P2"><text:span text:style-name="T2">Cando aumenta sustancialmente o valor de </text:span><text:span text:style-name="T1">D </text:span><text:span text:style-name="T2">podese apreciar como o principio de localidade e a precarga xa non fan efecto e polo tanto os ciclos por acceso disparanse en relación aos outro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7T18:49:17.057962290</meta:creation-date>
    <dc:date>2016-03-17T19:25:00.593218331</dc:date>
    <meta:editing-duration>PT8M31S</meta:editing-duration>
    <meta:editing-cycles>2</meta:editing-cycles>
    <meta:generator>LibreOffice/5.1.1.2$Linux_X86_64 LibreOffice_project/10m0$Build-2</meta:generator>
    <meta:document-statistic meta:table-count="0" meta:image-count="0" meta:object-count="0" meta:page-count="1" meta:paragraph-count="3" meta:word-count="132" meta:character-count="753" meta:non-whitespace-character-count="623"/>
  </office:meta>
</office:document-meta>
</file>